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57cm" fo:min-width="2.82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4.32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95cm" fo:min-width="5.34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449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16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719cm" fo:min-width="5.97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671cm" fo:min-width="5.97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6cm" fo:min-width="5.977cm"/>
    </style:style>
    <style:style style:name="P1" style:family="paragraph">
      <style:paragraph-properties fo:text-align="center"/>
      <style:text-properties fo:font-size="12pt" style:font-size-asian="16pt" style:font-size-complex="16pt"/>
    </style:style>
    <style:style style:name="P2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2pt" style:font-size-asian="15pt" style:font-size-complex="15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size-asian="12pt" style:font-size-complex="12pt"/>
    </style:style>
    <style:style style:name="T3" style:family="text">
      <style:text-properties style:text-position="-33% 58%" style:font-size-asian="12pt" style:font-size-complex="12pt"/>
    </style:style>
    <style:style style:name="T4" style:family="text">
      <style:text-properties style:font-size-asian="15pt" style:font-size-complex="15pt"/>
    </style:style>
    <style:style style:name="T5" style:family="text">
      <style:text-properties style:text-position="-33% 58%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413cm" svg:x="1.508cm" svg:y="1.889cm">
          <text:p text:style-name="P1"><text:span text:style-name="T1">Start</text:span></text:p>
          <text:p text:style-name="P1"><text:span text:style-name="T1">Set 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826cm" svg:height="3.556cm" svg:x="1.508cm" svg:y="4.81cm">
          <text:p text:style-name="P3"><text:span text:style-name="T2">Simulate </text:span><text:span text:style-name="T2"><text:line-break/></text:span><text:span text:style-name="T2">Implantation event</text:span></text:p>
          <text:p text:style-name="P3"><text:span text:style-name="T2">Increment Ti by</text:span></text:p>
          <text:p text:style-name="P3"><text:span text:style-name="T2">TRandom::Exp(-t/R</text:span><text:span text:style-name="T3">i</text:span><text:span text:style-name="T2">),</text:span></text:p>
          <text:p text:style-name="P3"><text:span text:style-name="T2">xi, yi from </text:span><text:span text:style-name="T2"><text:line-break/></text:span><text:span text:style-name="T2">predefined random </text:span><text:span text:style-name="T2"><text:line-break/></text:span><text:span text:style-name="T2">fun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842cm" svg:height="4.445cm" svg:x="1.381cm" svg:y="9.509cm">
          <text:p text:style-name="P5"><text:span text:style-name="T4"><text:s/></text:span><text:span text:style-name="T4">Simulate parent decay event</text:span></text:p>
          <text:p text:style-name="P5"><text:span text:style-name="T4">T</text:span><text:span text:style-name="T5">p</text:span><text:span text:style-name="T4">=Ti+ Trandom::Exp(-lt),</text:span></text:p>
          <text:p text:style-name="P5"><text:span text:style-name="T4">Generate dXp, dYp from a</text:span><text:span text:style-name="T4"><text:line-break/></text:span><text:span text:style-name="T4"> predefined distribution</text:span></text:p>
          <text:p text:style-name="P5"><text:span text:style-name="T4">xp=xi+ dXp</text:span></text:p>
          <text:p text:style-name="P5"><text:span text:style-name="T4">yp=xi+d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604cm" svg:height="4.699cm" svg:x="1.381cm" svg:y="14.335cm">
          <text:p text:style-name="P1"><text:span text:style-name="T1">Simulate </text:span></text:p>
          <text:p text:style-name="P1"><text:span text:style-name="T1">daughter decay events</text:span></text:p>
          <text:p text:style-name="P1"><text:span text:style-name="T1">Generate dXi, dYi</text:span></text:p>
          <text:p text:style-name="P1"><text:span text:style-name="T1">Td=Tp+TRandom:: Exp(-lt),</text:span></text:p>
          <text:p text:style-name="P1"><text:span text:style-name="T1">xd=xi+dXi</text:span></text:p>
          <text:p text:style-name="P1"><text:span text:style-name="T1">yd=yi+dY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99cm" svg:height="2.413cm" svg:x="1.889cm" svg:y="19.796cm">
          <text:p text:style-name="P1"><text:span text:style-name="T1">Stop</text:span></text:p>
          <text:p text:style-name="P1"><text:span text:style-name="T1">calculate 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05cm" svg:height="0.254cm" svg:x="8.874cm" svg:y="11.5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6.477cm" svg:height="5.969cm" svg:x="12.938cm" svg:y="3.54cm">
          <text:p text:style-name="P1"><text:span text:style-name="T1">Beta-like</text:span><text:span text:style-name="T1"><text:line-break/></text:span><text:span text:style-name="T1">background</text:span></text:p>
          <text:p text:style-name="P1"><text:span text:style-name="T1">Increment Tb by</text:span><text:span text:style-name="T1"><text:line-break/></text:span><text:span text:style-name="T1">TRandom::Exp(-rbb*t)</text:span></text:p>
          <text:p text:style-name="P1"><text:span text:style-name="T1">xbb, ybb from </text:span><text:span text:style-name="T1"><text:line-break/></text:span><text:span text:style-name="T1">predefined random </text:span><text:span text:style-name="T1"><text:line-break/></text:span><text:span text:style-name="T1">function</text:span></text:p>
          <text:p text:style-name="P1"><text:span text:style-name="T1">Psingle neutron </text:span></text:p>
          <text:p text:style-name="P1"><text:span text:style-name="T1">Pm neutr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477cm" svg:height="2.921cm" svg:x="12.811cm" svg:y="14.97cm">
          <text:p text:style-name="P1"><text:span text:style-name="T1">Non-correlated </text:span><text:span text:style-name="T1"><text:line-break/></text:span><text:span text:style-name="T1">neutron backgroun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477cm" svg:height="3.81cm" svg:x="12.938cm" svg:y="10.017cm">
          <text:p text:style-name="P1"><text:span text:style-name="T1">Simulate </text:span><text:span text:style-name="T1"><text:line-break/></text:span><text:span text:style-name="T1">Single- multiple neutron </text:span><text:span text:style-name="T1"><text:line-break/></text:span><text:span text:style-name="T1">correlated beta-like</text:span><text:span text:style-name="T1"><text:line-break/></text:span><text:span text:style-name="T1">backgroun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6:44:44.011562587</meta:creation-date>
    <dc:date>2018-03-26T17:50:37.256070876</dc:date>
    <meta:editing-duration>PT19M42S</meta:editing-duration>
    <meta:editing-cycles>2</meta:editing-cycles>
    <meta:generator>LibreOffice/5.0.6.2$Linux_X86_64 LibreOffice_project/00$Build-2</meta:generator>
    <meta:document-statistic meta:object-count="9"/>
  </office:meta>
</office:document-meta>
</file>